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Standard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07T08:58:32</meta:creation-date>
    <meta:editing-duration>PT00H00M00S</meta:editing-duration>
    <meta:editing-cycles>1</meta:editing-cycles>
    <dc:subject>lpOD template</dc:subject>
    <dc:title>Presentation document</dc:title>
    <meta:document-statistic meta:object-count="23"/>
    <meta:generator>OpenOffice.org/3.2$Unix OpenOffice.org_project/320m12$Build-9483</meta:generator>
  </office:meta>
</office:document-meta>
</file>